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my-heading"/>My Heading<text:bookmark-end text:name="my-heading"/></text:h>
      <text:p text:style-name="First_20_paragraph">Some content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/>
    <dc:description/>
    <dc:subject/>
    <meta:keyword/>
    <meta:initial-creator/>
    <dc:creator/>
    <meta:creation-date>1980-01-01T00:00:00Z</meta:creation-date>
    <dc:date>1980-01-01T00:00:00Z</dc:date>
  </office:meta>
</office:document-meta>
</file>